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style:text-line-through-style="solid" style:text-line-through-type="single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Files modified 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" office:value-type="string" calcext:value-type="string">
            <text:p>pipelineTests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2" office:value-type="string" calcext:value-type="string">
            <text:p>CacheLin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2" office:value-type="string" calcext:value-type="string">
            <text:p>DecodeUnit_MII</text:p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-Dos</text:p>
          </table:table-cell>
          <table:table-cell table:number-columns-repeated="9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5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ource Code</text:p>
          </table:table-cell>
          <table:table-cell table:number-columns-repeated="3"/>
          <table:table-cell table:style-name="ce5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12"/>
          <table:table-cell office:value-type="string" calcext:value-type="string">
            <text:p>Report</text:p>
          </table:table-cell>
          <table:table-cell table:number-columns-repeated="3"/>
          <table:table-cell office:value-type="string" calcext:value-type="string">
            <text:p>Deadline 3 : 23:55 hrs, 20th April, 2015 - Progress Report.</text:p>
          </table:table-cell>
        </table:table-row>
        <table:table-row table:style-name="ro1">
          <table:table-cell/>
          <table:table-cell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1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w Priority:</text:p>
          </table:table-cell>
          <table:table-cell table:number-columns-repeated="12"/>
          <table:table-cell table:style-name="ce3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bi using all new files with a prefix “Toma_”</text:p>
          </table:table-cell>
          <table:table-cell table:number-columns-repeated="11"/>
          <table:table-cell table:style-name="ce3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4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2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 5 stalls kyun hain bi???</text:p>
          </table:table-cell>
          <table:table-cell table:number-columns-repeated="11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ppy mein chalega na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02:02:11.848869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2.7.2$Linux_X86_64 LibreOffice_project/420m0$Build-2</meta:generator>
    <dc:date>2015-04-14T02:03:21.112039953</dc:date>
    <meta:editing-duration>PT6H6M42S</meta:editing-duration>
    <meta:editing-cycles>23</meta:editing-cycles>
    <meta:document-statistic meta:table-count="1" meta:cell-count="42" meta:object-count="0"/>
  </office:meta>
</office:document-meta>
</file>